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5e5" officeooo:paragraph-rsid="000a8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</text:p>
      <text:p text:style-name="P1">9d33ba6b71a16b08d5a16dda2365667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3:08:52.932385774</meta:creation-date>
    <dc:date>2019-01-30T13:43:48.059913004</dc:date>
    <meta:editing-duration>PT14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" meta:character-count="46" meta:non-whitespace-character-count="43"/>
  </office:meta>
</office:document-meta>
</file>